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d5259" officeooo:paragraph-rsid="000d5259"/>
    </style:style>
    <style:style style:name="P2" style:family="paragraph" style:parent-style-name="Standard" style:list-style-name="L1">
      <style:text-properties officeooo:rsid="000ed24e" officeooo:paragraph-rsid="000ed24e"/>
    </style:style>
    <style:style style:name="T1" style:family="text">
      <style:text-properties officeooo:rsid="000a996e"/>
    </style:style>
    <style:style style:name="T2" style:family="text">
      <style:text-properties officeooo:rsid="000e8d41"/>
    </style:style>
    <style:style style:name="T3" style:family="text">
      <style:text-properties officeooo:rsid="000eb6bb"/>
    </style:style>
    <style:style style:name="T4" style:family="text">
      <style:text-properties officeooo:rsid="000ed24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697cm" fo:text-indent="-0.635cm" fo:margin-left="1.69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Sci Physics with Honours @ <text:span text:style-name="T1">University</text:span> <text:span text:style-name="T1">of</text:span> <text:span text:style-name="T1">Birmingham,UK</text:span></text:p>
      <text:p text:style-name="Standard">Oct<text:span text:style-name="T1">ober</text:span> 2016 ‑ Jun<text:span text:style-name="T1">e</text:span> 2020</text:p>
      <text:p text:style-name="Standard">Class II (Division I) <text:tab/> GPA: 3.5</text:p>
      <text:list xml:id="list4136017168" text:style-name="L1">
        <text:list-item>
          <text:p text:style-name="P1">Graduated from the University of Birmingham, with a Master’s Degree in Physics, a course which pride<text:span text:style-name="T3">s</text:span> itself on teaching problem solving and critical thinking.</text:p>
        </text:list-item>
        <text:list-item>
          <text:p text:style-name="P1">Worked on a range of projects <text:span text:style-name="T4">and found my interest in writing software.</text:span> <text:span text:style-name="T4">As the course progressed, I directed it further towards the computing side of Physics,</text:span> taking every computing module were possible.</text:p>
        </text:list-item>
        <text:list-item>
          <text:p text:style-name="P2">Led study sessions for my friends to help learn our early computing classes.</text:p>
        </text:list-item>
        <text:list-item>
          <text:p text:style-name="P1"><text:span text:style-name="T4">My </text:span>&lt;<text:span text:style-name="T2">MudLink Href&gt;</text:span><text:span text:style-name="T4">f</text:span>inal project&lt;/<text:span text:style-name="T2">MudLink&gt;</text:span> was a study on Neural Networks.</text:p>
        </text:list-item>
        <text:list-item>
          <text:p text:style-name="P1"><text:span text:style-name="T4">Also took part in a larger g</text:span>roup project, <text:span text:style-name="T4">studying</text:span> machine learning <text:span text:style-name="T4">to train</text:span> on a &lt;MudLink Href&gt;Nao Robot&lt;/MudLink&gt;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9T11:17:15.744000000</dc:date>
    <meta:editing-duration>PT2H28M11S</meta:editing-duration>
    <meta:editing-cycles>10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8" meta:word-count="122" meta:character-count="743" meta:non-whitespace-character-count="632"/>
  </office:meta>
</office:document-meta>
</file>